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e589e" officeooo:paragraph-rsid="002e589e"/>
    </style:style>
    <style:style style:name="P2" style:family="paragraph" style:parent-style-name="Standard">
      <style:text-properties style:font-name="Linux Libertine O" officeooo:rsid="002e589e" officeooo:paragraph-rsid="0035668c"/>
    </style:style>
    <style:style style:name="P3" style:family="paragraph" style:parent-style-name="Standard">
      <style:text-properties style:font-name="Linux Libertine O" officeooo:rsid="002e589e" officeooo:paragraph-rsid="003f48e7"/>
    </style:style>
    <style:style style:name="P4" style:family="paragraph" style:parent-style-name="Standard">
      <style:text-properties style:font-name="Linux Libertine O" officeooo:rsid="002e589e" officeooo:paragraph-rsid="0048ad10"/>
    </style:style>
    <style:style style:name="P5" style:family="paragraph" style:parent-style-name="Heading">
      <style:text-properties style:font-name="Linux Libertine O" officeooo:rsid="003f48e7" officeooo:paragraph-rsid="003f48e7"/>
    </style:style>
    <style:style style:name="P6" style:family="paragraph" style:parent-style-name="Standard">
      <style:text-properties style:font-name="Linux Libertine O" officeooo:rsid="003f48e7" officeooo:paragraph-rsid="003f48e7"/>
    </style:style>
    <style:style style:name="P7" style:family="paragraph" style:parent-style-name="Standard">
      <style:text-properties style:font-name="Linux Libertine O" officeooo:rsid="003df8a6" officeooo:paragraph-rsid="003df8a6"/>
    </style:style>
    <style:style style:name="P8" style:family="paragraph" style:parent-style-name="Standard">
      <style:text-properties style:font-name="Linux Libertine O" officeooo:rsid="003df8a6" officeooo:paragraph-rsid="003f48e7"/>
    </style:style>
    <style:style style:name="P9" style:family="paragraph" style:parent-style-name="Standard">
      <style:text-properties style:font-name="Linux Libertine O" officeooo:rsid="002a69a8" officeooo:paragraph-rsid="0030dbcb"/>
    </style:style>
    <style:style style:name="P10" style:family="paragraph" style:parent-style-name="Standard">
      <style:text-properties style:font-name="Linux Libertine O" officeooo:rsid="0035668c" officeooo:paragraph-rsid="002e589e"/>
    </style:style>
    <style:style style:name="P11" style:family="paragraph" style:parent-style-name="Standard">
      <style:text-properties style:font-name="Linux Libertine O" officeooo:rsid="0035668c" officeooo:paragraph-rsid="00459aeb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3f48e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df8a6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28dc4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df8a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5668c"/>
    </style:style>
    <style:style style:name="T11" style:family="text">
      <style:text-properties officeooo:rsid="003df8a6"/>
    </style:style>
    <style:style style:name="T12" style:family="text">
      <style:text-properties style:text-position="super 58%"/>
    </style:style>
    <style:style style:name="T13" style:family="text">
      <style:text-properties officeooo:rsid="003f48e7"/>
    </style:style>
    <style:style style:name="T14" style:family="text">
      <style:text-properties officeooo:rsid="00434e1f"/>
    </style:style>
    <style:style style:name="T15" style:family="text">
      <style:text-properties officeooo:rsid="00459aeb"/>
    </style:style>
    <style:style style:name="T16" style:family="text">
      <style:text-properties officeooo:rsid="00472bf0"/>
    </style:style>
    <style:style style:name="T17" style:family="text">
      <style:text-properties officeooo:rsid="0048d29a"/>
    </style:style>
    <style:style style:name="T18" style:family="text">
      <style:text-properties officeooo:rsid="004b8634"/>
    </style:style>
    <style:style style:name="T19" style:family="text">
      <style:text-properties officeooo:rsid="004d1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hocolate orange shortbread</text:span><text:span text:style-name="T5"> (</text:span><text:span text:style-name="T7">1</text:span><text:span text:style-name="T6">4 </text:span><text:span text:style-name="T7">biscuits</text:span><text:span text:style-name="T5">; </text:span><text:span text:style-name="T8">2 hours</text:span><text:span text:style-name="T5">)</text:span></text:h>
      <text:p text:style-name="P7">Adapted from <text:a xlink:type="simple" xlink:href="https://www.janespatisserie.com/2019/11/13/chocolate-orange-shortbread-cookies/" text:style-name="Internet_20_link" text:visited-style-name="Visited_20_Internet_20_Link">https://www.janespatisserie.com/2019/11/13/chocolate-orange-shortbread-cookies/</text:a></text:p>
      <text:p text:style-name="P7"/>
      <text:p text:style-name="Heading"><text:span text:style-name="T1">For the </text:span><text:span text:style-name="T2">dough</text:span></text:p>
      <text:p text:style-name="P3"><text:span text:style-name="T11">175</text:span>g <text:span text:style-name="T14">proper </text:span>butter <text:span text:style-name="T10">in small pieces</text:span></text:p>
      <text:p text:style-name="P4"><text:span text:style-name="T11">75</text:span><text:span text:style-name="T10">g</text:span> <text:span text:style-name="T11">golden </text:span>caster sugar</text:p>
      <text:p text:style-name="P8">3½ tsp orange oil <text:span text:style-name="T18">(e.g. Sainsbury’s Valencian orange extract)</text:span></text:p>
      <text:p text:style-name="P10"/>
      <text:p text:style-name="P8">45g cocoa powder</text:p>
      <text:p text:style-name="P11"><text:span text:style-name="T15">7</text:span><text:span text:style-name="T19">5</text:span>g <text:span text:style-name="T13">corn</text:span>flour</text:p>
      <text:p text:style-name="P11"/>
      <text:p text:style-name="P1"><text:span text:style-name="T10">1</text:span><text:span text:style-name="T15">6</text:span><text:span text:style-name="T19">0</text:span>g <text:span text:style-name="T10">plain</text:span> flour</text:p>
      <text:p text:style-name="P7">1<text:span text:style-name="T19">2</text:span>0g dark chocolate <text:span text:style-name="T18">(e.g. Green &amp; Black’s 85% or 70%)</text:span></text:p>
      <text:p text:style-name="P7"/>
      <text:p text:style-name="P2"/>
      <text:p text:style-name="P7"><text:span text:style-name="T13">Break or slice the butter into small pieces </text:span><text:span text:style-name="T16">and microwave on full for 10 minutes. Put it aside to come to room temperature while you</text:span><text:span text:style-name="T13"> c</text:span>hop the chocolate into small chunks (less than 1 cm<text:span text:style-name="T12">2 </text:span><text:span text:style-name="T16">otherwise it interferes with rolling out the dough)</text:span>.</text:p>
      <text:p text:style-name="P7"/>
      <text:p text:style-name="P6">Cream together the butter and sugar (I find it easiest pressing the back of a spoon into the mixture), then mix in the orange oil.</text:p>
      <text:p text:style-name="P6"/>
      <text:p text:style-name="P6">Add the cocoa powder and cornflour mix<text:span text:style-name="T16">ing</text:span> <text:span text:style-name="T16">after each</text:span>, then add the plain flour and mix again to <text:span text:style-name="T16">start </text:span>form<text:span text:style-name="T16">ing</text:span> a <text:span text:style-name="T16">soft </text:span>dough. <text:span text:style-name="T16">When it would be easier to </text:span>knead with hands, <text:span text:style-name="T16">add in</text:span> the chocolate chips and knead them through the dough – <text:span text:style-name="T19">try to get a fairly even mix without kneading for a long time</text:span>.</text:p>
      <text:p text:style-name="P6"/>
      <text:p text:style-name="P6"/>
      <text:p text:style-name="P5"><text:span text:style-name="T3">For the </text:span><text:span text:style-name="T4">assembly</text:span></text:p>
      <text:p text:style-name="P6"/>
      <text:p text:style-name="P6">sprinkle<text:span text:style-name="T19">s</text:span> of flour</text:p>
      <text:p text:style-name="P6">sprinkle of caster sugar</text:p>
      <text:p text:style-name="P6"/>
      <text:p text:style-name="P6"/>
      <text:p text:style-name="P6">Line a couple of baking trays with baking paper and dust the worktop with plain flour.</text:p>
      <text:p text:style-name="P6"/>
      <text:p text:style-name="P6">Roll the dough out to 1cm thick <text:span text:style-name="T19">or slightly less</text:span>, cut out biscuits with a 6cm cutter (re-roll dough as needed, scraps are available for consumption once you reach 14 biscuits), and place on the trays.</text:p>
      <text:p text:style-name="P6"/>
      <text:p text:style-name="P6">Chill in the fridge for at least 30 min.</text:p>
      <text:p text:style-name="P9"/>
      <text:p text:style-name="P6">Preheat the oven to 160 degrees, and bake straight from the fridge for 18 minutes. Remove from the oven, sprinkle with sugar, and leave on the trays for 5 min before transferring to a wire rack <text:span text:style-name="T17">until completely cool</text:span>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9-20T17:29:19.984191260</dc:date>
    <meta:editing-duration>PT1H40M32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85" meta:character-count="1633" meta:non-whitespace-character-count="1368"/>
  </office:meta>
</office:document-meta>
</file>